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syncTaskExecutorTests.throttleIsNotActiv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AsyncTaskExecutorTests.executeAndWait( SimpleAsyncTaskExecutor executor , Runnable task , Object mon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AsyncTaskExecutorTests.throwsExceptionWhenSuppliedWithNullRun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eadNameHarvester.getThrea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TaskExecutorTests.cannotExecuteWhenConcurrencyIsSwitched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AsyncTaskExecutorTests.threadNameGetsSet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NameHarvester.ThreadNameHarvester( Object 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NameHarvester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TaskExecutorTests.threadFactoryOverrides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OpRunnab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NotifyingRunnab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NotifyingRunnable.AbstractNotifyingRunnable( Object 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